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036f0b" officeooo:paragraph-rsid="00036f0b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36f0b" officeooo:paragraph-rsid="00036f0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36f0b" officeooo:paragraph-rsid="00036f0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officeooo:rsid="00036f0b" officeooo:paragraph-rsid="00036f0b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36f0b" officeooo:paragraph-rsid="00036f0b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officeooo:rsid="00036f0b" officeooo:paragraph-rsid="00036f0b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3d7fe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solid" style:text-line-through-type="single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text-line-through-style="solid" style:text-line-through-type="single" officeooo:rsid="0003d7fe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officeooo:rsid="0003d7fe"/>
    </style:style>
    <style:style style:name="T10" style:family="text">
      <style:text-properties style:text-line-through-style="none" style:text-line-through-type="none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IVIDADE SOBRE ÁRVORES B</text:p>
      <text:p text:style-name="P4"/>
      <text:p text:style-name="P2">1. Definição e Propriedades de Árvores B (0,25 ponto)</text:p>
      <text:p text:style-name="P1"/>
      <text:p text:style-name="P6">-<text:span text:style-name="T2">Ordem da árvore</text:span>: A ordem de uma árvore B, geralmente denotada como <text:span text:style-name="T2">m</text:span>, determina o número máximo de filhos que um nó pode ter. Uma árvore B de ordem <text:span text:style-name="T2">m</text:span> pode ter no máximo <text:span text:style-name="T2">m-1</text:span> chaves por nó e, exceto a raiz, cada nó deve ter no mínimo <text:span text:style-name="T2">[m/2] - 1</text:span> chaves.</text:p>
      <text:p text:style-name="P1"/>
      <text:p text:style-name="P6">-<text:span text:style-name="T2">Número de chaves em cada página (nó)</text:span>: Cada <text:span text:style-name="T2">nó</text:span> (página) de uma árvore B pode conter entre <text:span text:style-name="T2">[m/2] - 1</text:span> e <text:span text:style-name="T2">m-1</text:span> chaves. Isso significa que, por exemplo, em uma árvore B de ordem 5, cada nó pode ter entre 2 e 4 chaves.</text:p>
      <text:p text:style-name="P1"/>
      <text:p text:style-name="P6">-<text:span text:style-name="T2">Profundidade da árvore</text:span>: Todas as folhas de uma árvore B estão no mesmo nível, o que garante que a profundidade seja uniforme. A profundidade da árvore depende da quantidade de chaves inseridas, mas é mantida aproximadamente logarítmica em relação ao número total de chaves.</text:p>
      <text:p text:style-name="P1"/>
      <text:p text:style-name="P6">-<text:span text:style-name="T2">Balanceamento da árvore</text:span>: A árvore B é mantida balanceada por meio de operações de cisão e fusão. Sempre que um nó excede o número máximo de chaves, ele é dividido em dois e a chave do meio sobe para o nó pai. Da mesma forma, se um nó ficar com menos chaves do que o permitido, pode ocorrer uma redistribuição ou fusão com nós irmãos para manter o balanceamento.</text:p>
      <text:p text:style-name="P1"/>
      <text:p text:style-name="P2">2. Inserção em uma Árvore B (0,25 ponto)</text:p>
      <text:p text:style-name="P1"/>
      <text:p text:style-name="P6"><text:span text:style-name="T4">Assumindo</text:span> que a árvore B <text:span text:style-name="T4">trabalhada é</text:span> de ordem 4, ou seja, cada nó pode ter no máximo 3 chaves. As chaves fornecidas para inserção são: 15, 5, 1, 20, 25, 30, 7, 10, 35.</text:p>
      <text:p text:style-name="P1"/>
      <text:p text:style-name="P6">-<text:span text:style-name="T2">Inserção de 15</text:span>: A árvore está vazia, então 15 é inserido diretamente:</text:p>
      <text:p text:style-name="P6"/>
      <text:p text:style-name="P6"><text:s text:c="2"/>[15]</text:p>
      <text:p text:style-name="P6"/>
      <text:p text:style-name="P6">-<text:span text:style-name="T2">Inserção de 5</text:span>: Agora temos duas chaves, sem a necessidade de cisão:</text:p>
      <text:p text:style-name="P6"/>
      <text:p text:style-name="P6"><text:s text:c="2"/>[5, 15]</text:p>
      <text:p text:style-name="P6"/>
      <text:p text:style-name="P6">-<text:span text:style-name="T2">Inserção de 1</text:span>: A página pode suportar mais uma chave:</text:p>
      <text:p text:style-name="P6"/>
      <text:p text:style-name="P6"><text:s text:c="2"/>[1, 5, 15]</text:p>
      <text:p text:style-name="P6"/>
      <text:p text:style-name="P6"><text:soft-page-break/>-<text:span text:style-name="T2">Inserção de 20</text:span>: A página agora tem 4 chaves, excedendo o limite de 3. Portanto, dividimos a página e promovemos 5:</text:p>
      <text:p text:style-name="P6"/>
      <text:p text:style-name="P6"><text:s text:c="6"/>[5]</text:p>
      <text:p text:style-name="P6"><text:s text:c="5"/>/ <text:s text:c="2"/>\</text:p>
      <text:p text:style-name="P6"><text:s text:c="2"/>[1] <text:s text:c="2"/>[15, 20]</text:p>
      <text:p text:style-name="P6"/>
      <text:p text:style-name="P6">-<text:span text:style-name="T2">Inserção de 25</text:span>: Inserimos 25 na página da direita:</text:p>
      <text:p text:style-name="P6"/>
      <text:p text:style-name="P6"><text:s text:c="6"/>[5]</text:p>
      <text:p text:style-name="P6"><text:s text:c="5"/>/ <text:s text:c="2"/>\</text:p>
      <text:p text:style-name="P6"><text:s text:c="2"/>[1] <text:s text:c="2"/>[15, 20, 25]</text:p>
      <text:p text:style-name="P6"/>
      <text:p text:style-name="P6">-<text:span text:style-name="T2">Inserção de 30</text:span>: A página da direita agora tem 4 chaves. Dividimos a página e promovemos 20:</text:p>
      <text:p text:style-name="P6"/>
      <text:p text:style-name="P6"><text:s text:c="7"/>[5, 20]</text:p>
      <text:p text:style-name="P6"><text:s text:c="6"/>/ <text:s text:c="2"/>| <text:s text:c="2"/>\</text:p>
      <text:p text:style-name="P6"><text:s text:c="3"/>[1] <text:s/>[15] <text:s/>[25, 30]</text:p>
      <text:p text:style-name="P6"/>
      <text:p text:style-name="P6">-<text:span text:style-name="T2">Inserção de 7</text:span>: Inserimos 7 na página da esquerda:</text:p>
      <text:p text:style-name="P6"/>
      <text:p text:style-name="P6"><text:s text:c="7"/>[5, 20]</text:p>
      <text:p text:style-name="P6"><text:s text:c="6"/>/ <text:s text:c="2"/>| <text:s text:c="2"/>\</text:p>
      <text:p text:style-name="P6"><text:s text:c="2"/>[1, 7] [15] [25, 30]</text:p>
      <text:p text:style-name="P6"/>
      <text:p text:style-name="P6">-<text:span text:style-name="T2">Inserção de 10</text:span>: A página da esquerda agora tem 3 chaves. Dividimos a página e promovemos 7:</text:p>
      <text:p text:style-name="P6"/>
      <text:p text:style-name="P6"><text:s text:c="9"/>[5, 7, 20]</text:p>
      <text:p text:style-name="P6"><text:s text:c="8"/>/ <text:s text:c="3"/>| <text:s text:c="3"/>\</text:p>
      <text:p text:style-name="P6"><text:s text:c="4"/>[1] <text:s text:c="2"/>[10, 15] [25, 30]</text:p>
      <text:p text:style-name="P6"/>
      <text:p text:style-name="P6">-<text:span text:style-name="T2">Inserção de 35</text:span>: Inserimos 35 na página da direita:</text:p>
      <text:p text:style-name="P6"/>
      <text:p text:style-name="P6"><text:s text:c="9"/>[5, 7, 20]</text:p>
      <text:p text:style-name="P6"><text:s text:c="8"/>/ <text:s text:c="3"/>| <text:s text:c="3"/>\</text:p>
      <text:p text:style-name="P6"><text:s text:c="4"/>[1] <text:s text:c="2"/>[10, 15] [25, 30, 35]</text:p>
      <text:p text:style-name="P6"/>
      <text:p text:style-name="P3">Estado final da árvore<text:span text:style-name="T3">:</text:span></text:p>
      <text:p text:style-name="P6"/>
      <text:p text:style-name="P6"><text:s text:c="9"/>[5, 7, 20]</text:p>
      <text:p text:style-name="P6"><text:s text:c="8"/>/ <text:s text:c="3"/>| <text:s text:c="3"/>\</text:p>
      <text:p text:style-name="P6"><text:s text:c="4"/>[1] <text:s text:c="2"/>[10, 15] [25, 30, 35]</text:p>
      <text:p text:style-name="P1"><text:soft-page-break/></text:p>
      <text:p text:style-name="P2">3. Remoção em uma Árvore B (0,25 ponto)</text:p>
      <text:p text:style-name="P1"/>
      <text:p text:style-name="P6">Agora, <text:span text:style-name="T4">o início da r</text:span>emo<text:span text:style-name="T4">ção d</text:span>as chaves 20, 10 e 1, mantendo o balanceamento:</text:p>
      <text:p text:style-name="P6"/>
      <text:p text:style-name="P6">-<text:span text:style-name="T2">Remoção de 20</text:span>: A chave 20 é removida, e 25 é promovido para substituir 20:</text:p>
      <text:p text:style-name="P6"/>
      <text:p text:style-name="P6"><text:s text:c="9"/>[5, 7, 25]</text:p>
      <text:p text:style-name="P6"><text:s text:c="8"/>/ <text:s text:c="3"/>| <text:s text:c="3"/>\</text:p>
      <text:p text:style-name="P6"><text:s text:c="4"/>[1] <text:s text:c="2"/>[10, 15] [30, 35]</text:p>
      <text:p text:style-name="P6"/>
      <text:p text:style-name="P6">-<text:span text:style-name="T2">Remoção de 10</text:span>: A chave 10 é removida da página central:</text:p>
      <text:p text:style-name="P6"/>
      <text:p text:style-name="P6"><text:s text:c="9"/>[5, 7, 25]</text:p>
      <text:p text:style-name="P6"><text:s text:c="8"/>/ <text:s text:c="3"/>| <text:s text:c="3"/>\</text:p>
      <text:p text:style-name="P6"><text:s text:c="4"/>[1] <text:s text:c="2"/>[15] [30, 35]</text:p>
      <text:p text:style-name="P6"/>
      <text:p text:style-name="P6">-<text:span text:style-name="T2">Remoção de 1</text:span>: A chave 1 é removida. Como restam chaves suficientes, a estrutura permanece balanceada:</text:p>
      <text:p text:style-name="P6"/>
      <text:p text:style-name="P6"><text:s text:c="9"/>[5, 7, 25]</text:p>
      <text:p text:style-name="P6"><text:s text:c="8"/>/ <text:s text:c="3"/>| <text:s text:c="3"/>\</text:p>
      <text:p text:style-name="P6"><text:s text:c="4"/>[] <text:s text:c="2"/>[15] [30, 35]</text:p>
      <text:p text:style-name="P6"/>
      <text:p text:style-name="P6">Estado final após remoções:</text:p>
      <text:p text:style-name="P6"/>
      <text:p text:style-name="P6"><text:s text:c="9"/>[5, 7, 25]</text:p>
      <text:p text:style-name="P6"><text:s text:c="8"/>/ <text:s text:c="3"/>| <text:s text:c="3"/>\</text:p>
      <text:p text:style-name="P6"><text:s text:c="4"/>[] <text:s text:c="2"/>[15] [30, 35]</text:p>
      <text:p text:style-name="P1"/>
      <text:p text:style-name="P2">4. Busca em uma Árvore B (0,25 ponto)</text:p>
      <text:p text:style-name="P1"/>
      <text:p text:style-name="P1"><text:span text:style-name="T4">R</text:span>ealiza<text:span text:style-name="T4">ndo</text:span> a busca pelas chaves 25 e 8.</text:p>
      <text:p text:style-name="P1"/>
      <text:p text:style-name="P1">-<text:span text:style-name="T2">Busca de 25</text:span>: <text:span text:style-name="T4">Começando</text:span> pela raiz, comparando 25 com as chaves na raiz. Como 25 é igual a uma das chaves na raiz, a busca é bem-sucedida.</text:p>
      <text:p text:style-name="P1"/>
      <text:p text:style-name="P1"><text:span text:style-name="T10">Busca de 8</text:span><text:span text:style-name="T8">: </text:span><text:span text:style-name="T9">Começando</text:span><text:span text:style-name="T8"> pela raiz, e 8 é menor que 25, então </text:span><text:span text:style-name="T9">segue-se</text:span> para a página do meio. Lá, <text:span text:style-name="T4">compara-se</text:span> 8 com as chaves 7 e 15. Como 8 não existe nessa página e não há mais subárvores para descer, a busca é infrutífera, e conclu<text:span text:style-name="T4">í-</text:span>s<text:span text:style-name="T4">e</text:span> que a chave 8 não está na árvo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4T21:39:44.704000000</meta:creation-date>
    <dc:date>2024-10-14T21:56:30.266000000</dc:date>
    <meta:editing-duration>PT6M35S</meta:editing-duration>
    <meta:editing-cycles>1</meta:editing-cycles>
    <meta:document-statistic meta:table-count="0" meta:image-count="0" meta:object-count="0" meta:page-count="4" meta:paragraph-count="64" meta:word-count="665" meta:character-count="3556" meta:non-whitespace-character-count="2671"/>
    <meta:generator>LibreOffice/7.3.2.2$Windows_X86_64 LibreOffice_project/49f2b1bff42cfccbd8f788c8dc32c1c309559be0</meta:generator>
  </office:meta>
</office:document-meta>
</file>